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7.5in" style:rel-width="100%" fo:margin-left="0.0035in" fo:margin-top="0in" fo:margin-bottom="0in" table:align="left" style:writing-mode="page"/>
    </style:style>
    <style:style style:name="Table1.A" style:family="table-column">
      <style:table-column-properties style:column-width="2.5in" style:rel-column-width="21845*"/>
    </style:style>
    <style:style style:name="Table1.B" style:family="table-column">
      <style:table-column-properties style:column-width="2.5in" style:rel-column-width="21847*"/>
    </style:style>
    <style:style style:name="Table1.C" style:family="table-column">
      <style:table-column-properties style:column-width="2.5in" style:rel-column-width="2184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282a36" fo:padding-left="0.0833in" fo:padding-right="0.0833in" fo:padding-top="0.0556in" fo:padding-bottom="0.0556in" fo:border="0.5pt solid #000000">
        <style:background-image/>
      </style:table-cell-properties>
    </style:style>
    <style:style style:name="Table1.A2" style:family="table-cell">
      <style:table-cell-properties fo:background-color="#1e1e2e" fo:padding-left="0.0833in" fo:padding-right="0.0833in" fo:padding-top="0.0556in" fo:padding-bottom="0.0556in" fo:border="0.5pt solid #000000">
        <style:background-image/>
      </style:table-cell-properties>
    </style:style>
    <style:style style:name="Table2" style:family="table">
      <style:table-properties style:width="7.5in" style:rel-width="100%" fo:margin-left="0.0035in" fo:margin-top="0in" fo:margin-bottom="0in" table:align="left" style:writing-mode="page"/>
    </style:style>
    <style:style style:name="Table2.A" style:family="table-column">
      <style:table-column-properties style:column-width="2.5in" style:rel-column-width="21845*"/>
    </style:style>
    <style:style style:name="Table2.B" style:family="table-column">
      <style:table-column-properties style:column-width="2.5in" style:rel-column-width="21847*"/>
    </style:style>
    <style:style style:name="Table2.C" style:family="table-column">
      <style:table-column-properties style:column-width="2.5in" style:rel-column-width="2184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82a36" fo:padding-left="0.0833in" fo:padding-right="0.0833in" fo:padding-top="0.0556in" fo:padding-bottom="0.0556in" fo:border="0.5pt solid #000000">
        <style:background-image/>
      </style:table-cell-properties>
    </style:style>
    <style:style style:name="Table2.A2" style:family="table-cell">
      <style:table-cell-properties fo:background-color="#1e1e2e" fo:padding-left="0.0833in" fo:padding-right="0.0833in" fo:padding-top="0.0556in" fo:padding-bottom="0.0556in" fo:border="0.5pt solid #000000">
        <style:background-image/>
      </style:table-cell-properties>
    </style:style>
    <style:style style:name="Table3" style:family="table">
      <style:table-properties style:width="7.5in" style:rel-width="100%" fo:margin-left="0.0035in" fo:margin-top="0in" fo:margin-bottom="0in" table:align="left" style:writing-mode="page"/>
    </style:style>
    <style:style style:name="Table3.A" style:family="table-column">
      <style:table-column-properties style:column-width="2.5in" style:rel-column-width="21845*"/>
    </style:style>
    <style:style style:name="Table3.B" style:family="table-column">
      <style:table-column-properties style:column-width="2.5in" style:rel-column-width="21847*"/>
    </style:style>
    <style:style style:name="Table3.C" style:family="table-column">
      <style:table-column-properties style:column-width="2.5in" style:rel-column-width="2184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282a36" fo:padding-left="0.0833in" fo:padding-right="0.0833in" fo:padding-top="0.0556in" fo:padding-bottom="0.0556in" fo:border="0.5pt solid #000000">
        <style:background-image/>
      </style:table-cell-properties>
    </style:style>
    <style:style style:name="Table3.A2" style:family="table-cell">
      <style:table-cell-properties fo:background-color="#1e1e2e" fo:padding-left="0.0833in" fo:padding-right="0.0833in" fo:padding-top="0.0556in" fo:padding-bottom="0.0556in" fo:border="0.5pt solid #000000">
        <style:background-image/>
      </style:table-cell-properties>
    </style:style>
    <style:style style:name="P1" style:family="paragraph" style:parent-style-name="Standard">
      <loext:graphic-properties draw:fill="solid" draw:fill-color="#1e1e2e"/>
      <style:paragraph-properties fo:margin-top="0.278in" fo:margin-bottom="0.139in" style:contextual-spacing="false" fo:text-align="center" style:justify-single-word="false" fo:background-color="#1e1e2e"/>
      <style:text-properties fo:color="#000000" loext:opacity="100%"/>
    </style:style>
    <style:style style:name="P2" style:family="paragraph" style:parent-style-name="Standard">
      <style:paragraph-properties fo:margin-top="0in" fo:margin-bottom="0.278in" style:contextual-spacing="false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margin-top="0.139in" fo:margin-bottom="0.139in" style:contextual-spacing="false"/>
      <style:text-properties fo:color="#000000" loext:opacity="100%"/>
    </style:style>
    <style:style style:name="P4" style:family="paragraph" style:parent-style-name="Standard">
      <style:paragraph-properties fo:margin-top="0.278in" fo:margin-bottom="0.139in" style:contextual-spacing="false"/>
      <style:text-properties fo:color="#000000" loext:opacity="100%"/>
    </style:style>
    <style:style style:name="P5" style:family="paragraph" style:parent-style-name="Standard">
      <loext:graphic-properties draw:fill="solid" draw:fill-color="#1a2030"/>
      <style:paragraph-properties fo:margin-left="0.25in" fo:margin-top="0.0835in" fo:margin-bottom="0.0835in" style:contextual-spacing="false" fo:background-color="#1a2030"/>
      <style:text-properties fo:color="#000000" loext:opacity="100%"/>
    </style:style>
    <style:style style:name="P6" style:family="paragraph" style:parent-style-name="Standard">
      <style:paragraph-properties fo:margin-top="0in" fo:margin-bottom="0.0835in" style:contextual-spacing="false"/>
      <style:text-properties fo:color="#000000" loext:opacity="100%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loext:graphic-properties draw:fill="solid" draw:fill-color="#282a36"/>
      <style:paragraph-properties fo:margin-left="0.25in" fo:margin-top="0.0417in" fo:margin-bottom="0.0417in" style:contextual-spacing="false" fo:background-color="#282a36"/>
      <style:text-properties fo:color="#000000" loext:opacity="100%"/>
    </style:style>
    <style:style style:name="P9" style:family="paragraph" style:parent-style-name="Standard">
      <loext:graphic-properties draw:fill="solid" draw:fill-color="#2d2d1f"/>
      <style:paragraph-properties fo:margin-left="0.25in" fo:margin-top="0.0835in" fo:margin-bottom="0.0835in" style:contextual-spacing="false" fo:background-color="#2d2d1f"/>
      <style:text-properties fo:color="#000000" loext:opacity="100%"/>
    </style:style>
    <style:style style:name="T1" style:family="text">
      <style:text-properties style:font-name="Consolas" fo:font-size="20pt" fo:font-weight="bold" style:font-name-asian="Consolas1" style:font-size-asian="20pt" style:font-weight-asian="bold" style:font-name-complex="Consolas1" style:font-size-complex="20pt" style:font-weight-complex="bold"/>
    </style:style>
    <style:style style:name="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font-name="Consolas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5" style:family="text">
      <style:text-properties style:font-name="Consolas" fo:font-size="9pt" fo:font-weight="bold" style:font-name-asian="Consolas1" style:font-size-asian="9pt" style:font-weight-asian="bold" style:font-name-complex="Consolas1" style:font-size-complex="9pt" style:font-weight-complex="bold"/>
    </style:style>
    <style:style style:name="T6" style:family="text">
      <style:text-properties style:font-name="Consolas"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" style:family="text">
      <style:text-properties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8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🛡️ <text:s/>HIDS — DEMO PREPARATION GUIDE</text:span></text:p>
      <text:p text:style-name="P2"><text:span text:style-name="T2">6 Key Questions &amp; Answers <text:s/>• <text:s/>English <text:s/>• <text:s/>BeCode Security Lab <text:s/>• <text:s/>v2</text:span></text:p>
      <text:p text:style-name="P3"><text:span text:style-name="T3">────────────────────────────────────────────────────────────────────────</text:span></text:p>
      <text:p text:style-name="P4"><text:span text:style-name="T4">Q1 — Where Does the Data Come From?</text:span></text:p>
      <text:p text:style-name="P5"><text:span text:style-name="T2">💡 <text:s/>The HIDS reads directly from Linux kernel interfaces — no agents, no databases.</text:span></text:p>
      <text:p text:style-name="P6"><text:span text:style-name="T2">Each module has its own data sourc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5">Module</text:span></text:p>
          </table:table-cell>
          <table:table-cell table:style-name="Table1.A1" office:value-type="string">
            <text:p text:style-name="P7"><text:span text:style-name="T5">Source</text:span></text:p>
          </table:table-cell>
          <table:table-cell table:style-name="Table1.A1" office:value-type="string">
            <text:p text:style-name="P7"><text:span text:style-name="T5">What it reads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health</text:span></text:p>
          </table:table-cell>
          <table:table-cell table:style-name="Table1.A2" office:value-type="string">
            <text:p text:style-name="P7"><text:span text:style-name="T6">/proc/loadavg</text:span></text:p>
          </table:table-cell>
          <table:table-cell table:style-name="Table1.A2" office:value-type="string">
            <text:p text:style-name="P7"><text:span text:style-name="T6">CPU load average (1/5/15 min)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health</text:span></text:p>
          </table:table-cell>
          <table:table-cell table:style-name="Table1.A2" office:value-type="string">
            <text:p text:style-name="P7"><text:span text:style-name="T6">/proc/meminfo</text:span></text:p>
          </table:table-cell>
          <table:table-cell table:style-name="Table1.A2" office:value-type="string">
            <text:p text:style-name="P7"><text:span text:style-name="T6">Available / total RAM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health</text:span></text:p>
          </table:table-cell>
          <table:table-cell table:style-name="Table1.A2" office:value-type="string">
            <text:p text:style-name="P7"><text:span text:style-name="T6">df --output=pcent,target</text:span></text:p>
          </table:table-cell>
          <table:table-cell table:style-name="Table1.A2" office:value-type="string">
            <text:p text:style-name="P7"><text:span text:style-name="T6">Disk usage per mountpoint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health</text:span></text:p>
          </table:table-cell>
          <table:table-cell table:style-name="Table1.A2" office:value-type="string">
            <text:p text:style-name="P7"><text:span text:style-name="T6">/proc/stat (2 samples, delta)</text:span></text:p>
          </table:table-cell>
          <table:table-cell table:style-name="Table1.A2" office:value-type="string">
            <text:p text:style-name="P7"><text:span text:style-name="T6">I/O wait percentage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users</text:span></text:p>
          </table:table-cell>
          <table:table-cell table:style-name="Table1.A2" office:value-type="string">
            <text:p text:style-name="P7"><text:span text:style-name="T6">who(1) → /var/run/utmp</text:span></text:p>
          </table:table-cell>
          <table:table-cell table:style-name="Table1.A2" office:value-type="string">
            <text:p text:style-name="P7"><text:span text:style-name="T6">Active sessions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users</text:span></text:p>
          </table:table-cell>
          <table:table-cell table:style-name="Table1.A2" office:value-type="string">
            <text:p text:style-name="P7"><text:span text:style-name="T6">journalctl -u sshd</text:span></text:p>
          </table:table-cell>
          <table:table-cell table:style-name="Table1.A2" office:value-type="string">
            <text:p text:style-name="P7"><text:span text:style-name="T6">Failed SSH login attempts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process</text:span></text:p>
          </table:table-cell>
          <table:table-cell table:style-name="Table1.A2" office:value-type="string">
            <text:p text:style-name="P7"><text:span text:style-name="T6">ss -tulnpe</text:span></text:p>
          </table:table-cell>
          <table:table-cell table:style-name="Table1.A2" office:value-type="string">
            <text:p text:style-name="P7"><text:span text:style-name="T6">Ports + UID + cgroup (service ownership)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process</text:span></text:p>
          </table:table-cell>
          <table:table-cell table:style-name="Table1.A2" office:value-type="string">
            <text:p text:style-name="P7"><text:span text:style-name="T6">/proc/[pid]/exe</text:span></text:p>
          </table:table-cell>
          <table:table-cell table:style-name="Table1.A2" office:value-type="string">
            <text:p text:style-name="P7"><text:span text:style-name="T6">Process binary path (not just name)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integrity</text:span></text:p>
          </table:table-cell>
          <table:table-cell table:style-name="Table1.A2" office:value-type="string">
            <text:p text:style-name="P7"><text:span text:style-name="T6">sha256sum on INTEGRITY_WATCH</text:span></text:p>
          </table:table-cell>
          <table:table-cell table:style-name="Table1.A2" office:value-type="string">
            <text:p text:style-name="P7"><text:span text:style-name="T6">File fingerprints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integrity</text:span></text:p>
          </table:table-cell>
          <table:table-cell table:style-name="Table1.A2" office:value-type="string">
            <text:p text:style-name="P7"><text:span text:style-name="T6">find / -perm /6000</text:span></text:p>
          </table:table-cell>
          <table:table-cell table:style-name="Table1.A2" office:value-type="string">
            <text:p text:style-name="P7"><text:span text:style-name="T6">SUID/SGID binaries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integrity</text:span></text:p>
          </table:table-cell>
          <table:table-cell table:style-name="Table1.A2" office:value-type="string">
            <text:p text:style-name="P7"><text:span text:style-name="T6">/proc/[pid]/environ</text:span></text:p>
          </table:table-cell>
          <table:table-cell table:style-name="Table1.A2" office:value-type="string">
            <text:p text:style-name="P7"><text:span text:style-name="T6">LD_PRELOAD injection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network_scan</text:span></text:p>
          </table:table-cell>
          <table:table-cell table:style-name="Table1.A2" office:value-type="string">
            <text:p text:style-name="P7"><text:span text:style-name="T6">nmap -sn 192.168.0.0/24</text:span></text:p>
          </table:table-cell>
          <table:table-cell table:style-name="Table1.A2" office:value-type="string">
            <text:p text:style-name="P7"><text:span text:style-name="T6">Active hosts on lab-net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6">mod_network_scan</text:span></text:p>
          </table:table-cell>
          <table:table-cell table:style-name="Table1.A2" office:value-type="string">
            <text:p text:style-name="P7"><text:span text:style-name="T6">nmap -sT --open -p-</text:span></text:p>
          </table:table-cell>
          <table:table-cell table:style-name="Table1.A2" office:value-type="string">
            <text:p text:style-name="P7"><text:span text:style-name="T6">All open ports per host</text:span></text:p>
          </table:table-cell>
        </table:table-row>
      </table:table>
      <text:p text:style-name="P6"/>
      <text:p text:style-name="P5"><text:span text:style-name="T2">💡 <text:s/>ss -tulnpe is particularly powerful: shows the port, the process owning it, its UID, and the systemd cgroup responsible. Port ownership is unambiguous.</text:span></text:p>
      <text:p text:style-name="P3"><text:span text:style-name="T3">────────────────────────────────────────────────────────────────────────</text:span></text:p>
      <text:p text:style-name="P4"><text:span text:style-name="T4">Q2 — HIDS vs NIDS: What's the Difference?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<text:span text:style-name="T5">HIDS</text:span></text:p>
          </table:table-cell>
          <table:table-cell table:style-name="Table2.A1" office:value-type="string">
            <text:p text:style-name="P7"><text:span text:style-name="T5">NIDS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6">Location</text:span></text:p>
          </table:table-cell>
          <table:table-cell table:style-name="Table2.A2" office:value-type="string">
            <text:p text:style-name="P7"><text:span text:style-name="T6">On the monitored machine</text:span></text:p>
          </table:table-cell>
          <table:table-cell table:style-name="Table2.A2" office:value-type="string">
            <text:p text:style-name="P7"><text:span text:style-name="T6">On the network (dedicated device)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6">What it sees</text:span></text:p>
          </table:table-cell>
          <table:table-cell table:style-name="Table2.A2" office:value-type="string">
            <text:p text:style-name="P7"><text:span text:style-name="T6">Files, processes, users, OS state</text:span></text:p>
          </table:table-cell>
          <table:table-cell table:style-name="Table2.A2" office:value-type="string">
            <text:p text:style-name="P7"><text:span text:style-name="T6">Network packets in transit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6">Examples</text:span></text:p>
          </table:table-cell>
          <table:table-cell table:style-name="Table2.A2" office:value-type="string">
            <text:p text:style-name="P7"><text:span text:style-name="T6">Our HIDS, OSSEC, Wazuh, Tripwire</text:span></text:p>
          </table:table-cell>
          <table:table-cell table:style-name="Table2.A2" office:value-type="string">
            <text:p text:style-name="P7"><text:span text:style-name="T6">Suricata, Snort, Zeek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6">Strength</text:span></text:p>
          </table:table-cell>
          <table:table-cell table:style-name="Table2.A2" office:value-type="string">
            <text:p text:style-name="P7"><text:span text:style-name="T6">Full OS-level visibility</text:span></text:p>
          </table:table-cell>
          <table:table-cell table:style-name="Table2.A2" office:value-type="string">
            <text:p text:style-name="P7"><text:span text:style-name="T6">Global network traffic view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6">Weakness</text:span></text:p>
          </table:table-cell>
          <table:table-cell table:style-name="Table2.A2" office:value-type="string">
            <text:p text:style-name="P7"><text:span text:style-name="T6">Blind to encrypted network content</text:span></text:p>
          </table:table-cell>
          <table:table-cell table:style-name="Table2.A2" office:value-type="string">
            <text:p text:style-name="P7"><text:span text:style-name="T6">Blind to what happens inside the OS</text:span></text:p>
          </table:table-cell>
        </table:table-row>
      </table:table>
      <text:p text:style-name="P6"/>
      <text:p text:style-name="P5"><text:span text:style-name="T2">💡 <text:s/>NIDS sees the packets. HIDS sees what those packets triggered.</text:span></text:p>
      <text:p text:style-name="P6"><text:span text:style-name="T2">Concrete example: Attacker uses stolen SSH credentials. The encrypted SSH connection is invisible to NIDS. But once inside, attacker runs:</text:span></text:p>
      <text:p text:style-name="P8"><text:span text:style-name="T7">echo 'backdoor:x:0:0::/root:/bin/bash' &gt;&gt; /etc/passwd</text:span></text:p>
      <text:p text:style-name="P6"><text:span text:style-name="T2">NIDS still sees nothing. Our HIDS detects the SHA256 hash change on /etc/passwd within 5 minutes and fires CRITICAL.</text:span></text:p>
      <text:p text:style-name="P3"><text:span text:style-name="T3">────────────────────────────────────────────────────────────────────────</text:span></text:p>
      <text:p text:style-name="P4"><text:span text:style-name="T4">Q3 — How Could an Attacker Evade This HIDS?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<text:span text:style-name="T5">Evasion Technique</text:span></text:p>
          </table:table-cell>
          <table:table-cell table:style-name="Table3.A1" office:value-type="string">
            <text:p text:style-name="P7"><text:span text:style-name="T5">How It Works</text:span></text:p>
          </table:table-cell>
          <table:table-cell table:style-name="Table3.A1" office:value-type="string">
            <text:p text:style-name="P7"><text:span text:style-name="T5">Our Mitigation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6">Modify the baseline</text:span></text:p>
          </table:table-cell>
          <table:table-cell table:style-name="Table3.A2" office:value-type="string">
            <text:p text:style-name="P7"><text:span text:style-name="T6">Overwrite /var/lib/hids/baseline/</text:span></text:p>
          </table:table-cell>
          <table:table-cell table:style-name="Table3.A2" office:value-type="string">
            <text:p text:style-name="P7"><text:span text:style-name="T6">Root-owned, 750 permissions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6">Kill the HIDS process</text:span></text:p>
          </table:table-cell>
          <table:table-cell table:style-name="Table3.A2" office:value-type="string">
            <text:p text:style-name="P7"><text:span text:style-name="T6">kill $(pgrep -f hids.sh)</text:span></text:p>
          </table:table-cell>
          <table:table-cell table:style-name="Table3.A2" office:value-type="string">
            <text:p text:style-name="P7"><text:span text:style-name="T6">Systemd restarts automatically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6">Timestomping</text:span></text:p>
          </table:table-cell>
          <table:table-cell table:style-name="Table3.A2" office:value-type="string">
            <text:p text:style-name="P7"><text:span text:style-name="T6">touch -t to fake modification times</text:span></text:p>
          </table:table-cell>
          <table:table-cell table:style-name="Table3.A2" office:value-type="string">
            <text:p text:style-name="P7"><text:span text:style-name="T6">SHA256 hashes — timestamps irrelevant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6">Rename malware</text:span></text:p>
          </table:table-cell>
          <table:table-cell table:style-name="Table3.A2" office:value-type="string">
            <text:p text:style-name="P7"><text:span text:style-name="T6">Name process 'sshd' or 'systemd'</text:span></text:p>
          </table:table-cell>
          <table:table-cell table:style-name="Table3.A2" office:value-type="string">
            <text:p text:style-name="P7"><text:span text:style-name="T6">We verify /proc/[pid]/exe path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6">LD_PRELOAD hooking</text:span></text:p>
          </table:table-cell>
          <table:table-cell table:style-name="Table3.A2" office:value-type="string">
            <text:p text:style-name="P7"><text:span text:style-name="T6">Inject library to intercept syscalls</text:span></text:p>
          </table:table-cell>
          <table:table-cell table:style-name="Table3.A2" office:value-type="string">
            <text:p text:style-name="P7"><text:span text:style-name="T6">We scan /proc/[pid]/environ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6">Act within thresholds</text:span></text:p>
          </table:table-cell>
          <table:table-cell table:style-name="Table3.A2" office:value-type="string">
            <text:p text:style-name="P7"><text:span text:style-name="T6">Stay below alert thresholds</text:span></text:p>
          </table:table-cell>
          <table:table-cell table:style-name="Table3.A2" office:value-type="string">
            <text:p text:style-name="P7"><text:span text:style-name="T6">Trend analysis detects slow drift</text:span></text:p>
          </table:table-cell>
        </table:table-row>
      </table:table>
      <text:p text:style-name="P6"/>
      <text:p text:style-name="P9"><text:span text:style-name="T8">⚠️ <text:s/>This is a DETECTION tool, not a PREVENTION tool. It tells you that something happened, not before it happens.</text:span></text:p>
      <text:p text:style-name="P3"><text:span text:style-name="T3">────────────────────────────────────────────────────────────────────────</text:span></text:p>
      <text:p text:style-name="P4"><text:span text:style-name="T4">Q4 — What Was the Hardest Design Decision?</text:span></text:p>
      <text:p text:style-name="P6"><text:span text:style-name="T2">The deduplication engine.</text:span></text:p>
      <text:p text:style-name="P6"><text:soft-page-break/><text:span text:style-name="T2">The core problem: if a condition persists (e.g. ISO always mounted at 100%), the HIDS fires CRITICAL on every scan — every 5 minutes. After a day: 288 identical alerts. This is alert fatigue — administrators start ignoring all alerts.</text:span></text:p>
      <text:p text:style-name="P6"><text:span text:style-name="T2">Our solution — alert_state.db:</text:span></text:p>
      <text:p text:style-name="P8"><text:span text:style-name="T7">→ First detection: emit alert AND record in alert_state.db</text:span></text:p>
      <text:p text:style-name="P8"><text:span text:style-name="T7">→ Subsequent scans: already reported? Skip. New? Emit.</text:span></text:p>
      <text:p text:style-name="P8"><text:span text:style-name="T7">→ Condition disappears: clear state so it re-fires if it returns</text:span></text:p>
      <text:p text:style-name="P6"><text:span text:style-name="T2">Design tension: Alert too eagerly = fatigue. Alert too conservatively = miss real incidents.</text:span></text:p>
      <text:p text:style-name="P5"><text:span text:style-name="T2">💡 <text:s/>The deduplication key must include enough context to distinguish 'same condition still present' from 'new occurrence of similar condition'.</text:span></text:p>
      <text:p text:style-name="P3"><text:span text:style-name="T3">────────────────────────────────────────────────────────────────────────</text:span></text:p>
      <text:p text:style-name="P4"><text:span text:style-name="T4">Q5 — Real Alert vs False Positive?</text:span></text:p>
      <text:p text:style-name="P6"><text:span text:style-name="T2">Our four-layer approach:</text:span></text:p>
      <text:p text:style-name="P6"><text:span text:style-name="T2">Layer 1 — Thresholds in config.conf</text:span></text:p>
      <text:p text:style-name="P6"><text:span text:style-name="T2">Every numeric threshold is configurable. THRESHOLD_FAILED_LOGINS=5 means 4 failed logins = nothing, 5 = alert. Tuned to our lab environment.</text:span></text:p>
      <text:p text:style-name="P6"><text:span text:style-name="T2">Layer 2 — Dynamic baseline</text:span></text:p>
      <text:p text:style-name="P6"><text:span text:style-name="T2">We don't hardcode 'normal' values. We snapshot the actual system at a known-good moment. The baseline adapts to each machine's profile.</text:span></text:p>
      <text:p text:style-name="P6"><text:span text:style-name="T2">Layer 3 — Three-tier whitelist system</text:span></text:p>
      <text:p text:style-name="P8"><text:span text:style-name="T7">WHITELIST_PORTS <text:s text:c="12"/>→ ports classified as OK (still visible, not hidden)</text:span></text:p>
      <text:p text:style-name="P8"><text:span text:style-name="T7">whitelist_suid.conf <text:s text:c="8"/>→ known-good SUID binaries</text:span></text:p>
      <text:p text:style-name="P8"><text:span text:style-name="T7">WHITELIST_SUSPICIOUS_PROCS <text:s/>→ processes excluded from suspicious path check</text:span></text:p>
      <text:p text:style-name="P8"><text:span text:style-name="T7">INTEGRITY_RECENT_EXCLUDE <text:s text:c="3"/>→ files excluded from recent modification detection</text:span></text:p>
      <text:p text:style-name="P6"><text:span text:style-name="T2">Layer 4 — Severity discipline</text:span></text:p>
      <text:p text:style-name="P6"><text:span text:style-name="T2">Unknown ports → REVIEW (visible, not alarming). Dangerous ports → ALERT. Hash mismatches → CRITICAL.</text:span></text:p>
      <text:p text:style-name="P5"><text:span text:style-name="T2">💡 <text:s/>Nothing is silently hidden. An unwhitelisted port shows as REVIEW and requires a human decision.</text:span></text:p>
      <text:p text:style-name="P3"><text:span text:style-name="T3">────────────────────────────────────────────────────────────────────────</text:span></text:p>
      <text:p text:style-name="P4"><text:span text:style-name="T4">Q6 — Two More Weeks?</text:span></text:p>
      <text:p text:style-name="P6"><text:span text:style-name="T2">Priority 1 — Web Dashboard</text:span></text:p>
      <text:p text:style-name="P6"><text:span text:style-name="T2">Lightweight interface reading alerts.json in real time. NDJSON format = one JSON object per line, trivial to parse.</text:span></text:p>
      <text:p text:style-name="P6"><text:span text:style-name="T2">Features: live alert feed, severity filters, trend charts, baseline status.</text:span></text:p>
      <text:p text:style-name="P8"><text:span text:style-name="T7">Tech stack: Python Flask + Chart.js, reading alerts.json directly</text:span></text:p>
      <text:p text:style-name="P6"/>
      <text:p text:style-name="P6"><text:span text:style-name="T2">Priority 2 — MISP Threat Intelligence Integration</text:span></text:p>
      <text:p text:style-name="P6"><text:span text:style-name="T2">MISP provides community IOC feeds. Integration would automatically enrich alerts: if a detected IP, hash, or domain matches a known threat actor, severity auto-escalates.</text:span></text:p>
      <text:p text:style-name="P6"/>
      <text:p text:style-name="P6"><text:soft-page-break/><text:span text:style-name="T2">Priority 3 — Snapshot Diff Mode</text:span></text:p>
      <text:p text:style-name="P6"><text:span text:style-name="T2">Compare two baselines taken weeks apart to detect slow drift:</text:span></text:p>
      <text:p text:style-name="P8"><text:span text:style-name="T7">hids.sh --diff baseline_2026-04-01 baseline_2026-04-15</text:span></text:p>
      <text:p text:style-name="P6"><text:span text:style-name="T2">Catches APT-style slow-and-low attacks that accumulate below single-scan thresholds.</text:span></text:p>
      <text:p text:style-name="P3"><text:span text:style-name="T3">────────────────────────────────────────────────────────────────────────</text:span></text:p>
      <text:p text:style-name="P4"><text:span text:style-name="T4">Quick Demo Script (5 minutes)</text:span></text:p>
      <text:p text:style-name="P8"><text:span text:style-name="T7"># 1. Show clean system</text:span></text:p>
      <text:p text:style-name="P8"><text:span text:style-name="T7">sudo /opt/hids/hids.sh 2&gt;&amp;1 | tail -5 <text:s/>→ CRITICAL: 0, WARN: 0</text:span></text:p>
      <text:p text:style-name="P8"/>
      <text:p text:style-name="P8"><text:span text:style-name="T7"># 2. File integrity attack</text:span></text:p>
      <text:p text:style-name="P8"><text:span text:style-name="T7">sudo echo 'backdoor:x:0:0::/root:/bin/bash' &gt;&gt; /etc/passwd</text:span></text:p>
      <text:p text:style-name="P8"><text:span text:style-name="T7">sudo /opt/hids/hids.sh <text:s/>→ CRITICAL hash_mismatch + uid0_duplicate</text:span></text:p>
      <text:p text:style-name="P8"><text:span text:style-name="T7">sudo sed -i '/backdoor/d' /etc/passwd &amp;&amp; sudo /opt/hids/hids.sh --baseline</text:span></text:p>
      <text:p text:style-name="P8"/>
      <text:p text:style-name="P8"><text:span text:style-name="T7"># 3. Malware in /tmp</text:span></text:p>
      <text:p text:style-name="P8"><text:span text:style-name="T7">cp /usr/bin/python3 /tmp/malware &amp;&amp; chmod +x /tmp/malware</text:span></text:p>
      <text:p text:style-name="P8"><text:span text:style-name="T7">/tmp/malware -c "import time; time.sleep(300)" &amp;</text:span></text:p>
      <text:p text:style-name="P8"><text:span text:style-name="T7">sudo /opt/hids/hids.sh <text:s/>→ CRITICAL executable_in_tmp</text:span></text:p>
      <text:p text:style-name="P8"><text:span text:style-name="T7">kill %1 &amp;&amp; rm /tmp/malware</text:span></text:p>
      <text:p text:style-name="P8"/>
      <text:p text:style-name="P8"><text:span text:style-name="T7"># 4. Network scan / trends / Gmail</text:span></text:p>
      <text:p text:style-name="P3"><text:span text:style-name="T3">────────────────────────────────────────────────────────────────────────</text:span></text:p>
      <text:p text:style-name="P6"><text:span text:style-name="T2">HIDS Demo Prep v2 <text:s/>• <text:s/>English <text:s/>• <text:s/>BeCode Security Lab <text:s/>• <text:s/>April 202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f8f8f2" loext:opacity="100%" style:font-name="Consolas" fo:font-size="10pt" fo:language="en" fo:country="US" style:letter-kerning="false" style:font-name-asian="Consolas1" style:font-size-asian="10pt" style:language-asian="zh" style:country-asian="CN" style:font-name-complex="Consolas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fo:color="#f8f8f2" loext:opacity="100%" style:font-name="Consolas" fo:font-size="10pt" fo:language="en" fo:country="US" style:letter-kerning="false" style:font-name-asian="Consolas1" style:font-size-asian="10pt" style:language-asian="zh" style:country-asian="CN" style:font-name-complex="Consola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2</meta:editing-cycles>
    <meta:creation-date>2026-04-15T17:36:48.054000000</meta:creation-date>
    <dc:date>2026-04-17T09:17:13.122148232</dc:date>
    <meta:editing-duration>PT1M47S</meta:editing-duration>
    <meta:document-statistic meta:table-count="3" meta:image-count="0" meta:object-count="0" meta:page-count="4" meta:paragraph-count="149" meta:word-count="836" meta:character-count="6226" meta:non-whitespace-character-count="5478"/>
    <meta:generator>LibreOffice/26.2.2.2$Linux_X86_64 LibreOffice_project/620$Build-2</meta:generator>
  </office:meta>
</office:document-meta>
</file>